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2UnmarshallerTests.unmarshalAnXmlReferringToAWrappedXmlElement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b2UnmarshallerTests.marshal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xb2UnmarshallerTests.testFligh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b2UnmarshallerTests.unmarshalPartialStaxSource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2UnmarshallerTests.testFlight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2UnmarshallerTests.unmarsh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2UnmarshallerTests.createUn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